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AR" officeooo:rsid="0016f8c3" officeooo:paragraph-rsid="0016f8c3"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EPLAN</text:p>
      <text:p text:style-name="P1">Focalización de programas sociales: lecciones aprendidas de la experiencia chilena. </text:p>
      <text:p text:style-name="P1">DAGMAR RACZYNSKI</text:p>
      <text:p text:style-name="P1"/>
      <text:p text:style-name="P1">“ La hipótesis de la focalización afirma que, si el gasto social se concentra únicamente en los más pobres, se ahorran recursos que de otro modo son captados por sectores con capacidad de pago, que no requieren del apoyo estatal; ello, aún en un contexto de reducción global de recursos, permite destinar recursos a los sectores efectivamente más pobres.” </text:p>
      <text:p text:style-name="P1"/>
      <text:p text:style-name="P1">p.217 cap 10</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28:59.914945254</meta:creation-date>
    <dc:date>2018-08-01T23:24:57.734535229</dc:date>
    <meta:editing-duration>PT6H45M47S</meta:editing-duration>
    <meta:editing-cycles>1</meta:editing-cycles>
    <meta:document-statistic meta:table-count="0" meta:image-count="0" meta:object-count="0" meta:page-count="1" meta:paragraph-count="5" meta:word-count="75" meta:character-count="475" meta:non-whitespace-character-count="403"/>
    <meta:generator>LibreOffice/6.0.5.2$Linux_X86_64 LibreOffice_project/00m0$Build-2</meta:generator>
  </office:meta>
</office:document-meta>
</file>